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ationsschreiben ex Art. 13 Gesetz 196/2003 (Gesetz über die Behandlung der persönlichen Daten):<text:line-break/>Wir informieren Sie darüber, dass die angegebenen Personalien auf elektronischem Wege aufgenommen werden und ausschließlich dazu dienen, den Anfragen des Übermittlers entgegen zu kommen und einen Informationsservice zu seinen Gunsten zu aktivieren; dem Übermittler steht die Ausübung seiner Rechte laut Artikel 7 Gesetz 196/2003 jederzeit zu.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1:22:02.030422439</meta:creation-date>
    <dc:date>2016-10-01T11:23:19.182487500</dc:date>
    <meta:editing-duration>P0D</meta:editing-duration>
    <meta:editing-cycles>1</meta:editing-cycles>
    <meta:document-statistic meta:table-count="0" meta:image-count="0" meta:object-count="0" meta:page-count="1" meta:paragraph-count="1" meta:word-count="59" meta:character-count="445" meta:non-whitespace-character-count="386"/>
    <meta:generator>LibreOffice/4.2.8.2$Linux_X86_64 LibreOffice_project/420m0$Build-2</meta:generator>
  </office:meta>
</office:document-meta>
</file>